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co1" style:family="table-column">
      <style:table-column-properties fo:break-before="auto" style:column-width="70.45mm"/>
    </style:style>
    <style:style style:name="co2" style:family="table-column">
      <style:table-column-properties fo:break-before="auto" style:column-width="46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55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8ae1d"/>
      <style:text-properties style:font-name="Roboto Slab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Roboto Slab" fo:font-size="16pt" style:font-size-asian="16pt" style:font-size-complex="16pt"/>
    </style:style>
    <style:style style:name="ce3" style:family="table-cell" style:parent-style-name="Default">
      <style:table-cell-properties fo:background-color="#f8ae1d" style:text-align-source="fix" style:repeat-content="false"/>
      <style:paragraph-properties fo:text-align="start" fo:margin-left="0mm"/>
      <style:text-properties style:font-name="Roboto Slab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Roboto Slab1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Roboto Slab" fo:font-size="16pt" style:font-size-asian="16pt" style:font-size-complex="16pt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start" fo:margin-left="0mm"/>
      <style:text-properties style:font-name="Roboto Slab" fo:font-size="16pt" style:font-size-asian="16pt" style:font-size-complex="16pt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Roboto Slab" fo:font-size="16pt" style:font-size-asian="16pt" style:font-size-complex="16pt"/>
    </style:style>
    <style:style style:name="T1" style:family="text">
      <style:text-properties style:font-name="Roboto Slab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 Sla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3" table:number-columns-repeated="16380" table:default-cell-style-name="ce2"/>
        <table:table-row table:style-name="ro1">
          <table:table-cell table:style-name="ce1"/>
          <table:table-cell table:style-name="ce3"/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rad</text:p>
          </table:table-cell>
        </table:table-row>
        <table:table-row table:style-name="ro1">
          <table:table-cell office:value-type="string" calcext:value-type="string">
            <text:p>bending angle</text:p>
          </table:table-cell>
          <table:table-cell table:style-name="ce4" office:value-type="string" calcext:value-type="string">
            <text:p>Θ</text:p>
          </table:table-cell>
          <table:table-cell office:value-type="float" office:value="60" calcext:value-type="float">
            <text:p>60</text:p>
          </table:table-cell>
          <table:table-cell table:formula="of:=RADIANS([.C2])" office:value-type="float" office:value="1.0471975511966" calcext:value-type="float">
            <text:p>1.04719755119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erf of laser</text:p>
          </table:table-cell>
          <table:table-cell office:value-type="string" calcext:value-type="string">
            <text:p>Kt</text:p>
          </table:table-cell>
          <table:table-cell office:value-type="float" office:value="0.2" calcext:value-type="float">
            <text:p>0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ckness of material</text:p>
          </table:table-cell>
          <table:table-cell office:value-type="string" calcext:value-type="string">
            <text:p>t</text:p>
          </table:table-cell>
          <table:table-cell office:value-type="float" office:value="2.8" calcext:value-type="float">
            <text:p>2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 = 2 * (sqrt (t*t)/2)</text:p>
          </table:table-cell>
          <table:table-cell table:style-name="ce6" table:formula="of:=(2*(SQRT(([.C4]*[.C4])/2)))" office:value-type="float" office:value="3.95979797464467" calcext:value-type="float">
            <text:p>3.95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 = Kt + t</text:p>
          </table:table-cell>
          <table:table-cell table:style-name="ce6" table:formula="of:=[.C3]+[.C4]" office:value-type="float" office:value="3" calcext:value-type="float">
            <text:p>3.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 = B – A</text:p>
          </table:table-cell>
          <table:table-cell table:style-name="ce6" table:formula="of:=[.B6]/[.B5]" office:value-type="float" office:value="0.757614408414158" calcext:value-type="float">
            <text:p>0.75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 = ACOS of C</text:p>
          </table:table-cell>
          <table:table-cell table:style-name="ce6" table:formula="of:=ACOS([.B7])" office:value-type="float" office:value="0.711145951362106" calcext:value-type="float">
            <text:p>0.71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 = Pi / 4</text:p>
          </table:table-cell>
          <table:table-cell table:style-name="ce6" table:formula="of:=PI()/4" office:value-type="float" office:value="0.785398163397448" calcext:value-type="float">
            <text:p>0.78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 = E – D</text:p>
          </table:table-cell>
          <table:table-cell table:style-name="ce6" table:formula="of:=[.B9]-[.B8]" office:value-type="float" office:value="0.0742522120353426" calcext:value-type="float">
            <text:p>0.07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1">n = Rad </text:span><text:span text:style-name="T2">Θ</text:span> / F</text:p>
          </table:table-cell>
          <table:table-cell table:style-name="ce7" table:formula="of:=ROUNDUP([.D2]/[.B10])" office:value-type="float" office:value="15" calcext:value-type="float">
            <text:p>15</text:p>
          </table:table-cell>
          <table:table-cell office:value-type="string" calcext:value-type="string">
            <text:p>No of Links require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 = n*t</text:p>
          </table:table-cell>
          <table:table-cell table:formula="of:=[.B11]*[.C4]" office:value-type="float" office:value="42" calcext:value-type="float">
            <text:p>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ner bend radius</text:p>
          </table:table-cell>
          <table:table-cell table:formula="of:=ROUNDUP(((2*[.$B$13])/PI()))" office:value-type="float" office:value="27" calcext:value-type="float">
            <text:p>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er bend radius</text:p>
          </table:table-cell>
          <table:table-cell table:formula="of:=ROUNDUP(((2*[.$B$13])/PI())+([.$C$4]))" office:value-type="float" office:value="30" calcext:value-type="float">
            <text:p>3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float" office:value="0.676125" calcext:value-type="float">
            <text:p>0.67612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s://www.defproc.co.uk/analysis/lattice-hinge-design-choosing-torsional-stress/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ttps://www.defproc.co.uk/analysis/lattice-hinge-design-minimum-bend-radius/</text:p>
          </table:table-cell>
          <table:table-cell table:number-columns-repeated="16383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Roboto Slab1" svg:font-family="'Roboto Slab'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3-06-25T12:17:26.188926249</meta:creation-date>
    <meta:editing-cycles>5</meta:editing-cycles>
    <meta:editing-duration>PT1H48M9S</meta:editing-duration>
    <dc:date>2023-06-26T15:42:40.260881240</dc:date>
    <dc:creator>Anool Mahidharia</dc:creator>
    <meta:generator>LibreOffice/7.4.2.3$Linux_X86_64 LibreOffice_project/382eef1f22670f7f4118c8c2dd222ec7ad009daf</meta:generator>
    <meta:document-statistic meta:table-count="1" meta:cell-count="36" meta:object-count="0"/>
  </office:meta>
</office:document-meta>
</file>